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92cm" fo:margin-left="0cm" fo:margin-top="0cm" fo:margin-bottom="0cm" table:align="left" style:writing-mode="lr-tb"/>
    </style:style>
    <style:style style:name="Table1.A" style:family="table-column">
      <style:table-column-properties style:column-width="9.077cm"/>
    </style:style>
    <style:style style:name="Table1.B" style:family="table-column">
      <style:table-column-properties style:column-width="2.224cm"/>
    </style:style>
    <style:style style:name="Table1.C" style:family="table-column">
      <style:table-column-properties style:column-width="5.39cm"/>
    </style:style>
    <style:style style:name="Table1.1" style:family="table-row">
      <style:table-row-properties style:min-row-height="0.367cm" fo:keep-together="always"/>
    </style:style>
    <style:style style:name="Table1.A1" style:family="table-cell">
      <style:table-cell-properties fo:padding-left="0.189cm" fo:padding-right="0.189cm" fo:padding-top="0cm" fo:padding-bottom="0cm" fo:border="0.75pt solid #00000a"/>
    </style:style>
    <style:style style:name="Table1.B1" style:family="table-cell">
      <style:table-cell-properties fo:padding-left="0.189cm" fo:padding-right="0.189cm" fo:padding-top="0cm" fo:padding-bottom="0cm" fo:border-left="0.75pt solid #00000a" fo:border-right="0.5pt solid #00000a" fo:border-top="0.5pt solid #00000a" fo:border-bottom="0.5pt solid #00000a"/>
    </style:style>
    <style:style style:name="Table1.A2" style:family="table-cell">
      <style:table-cell-properties style:vertical-align="middle" fo:padding-left="0.189cm" fo:padding-right="0.189cm" fo:padding-top="0cm" fo:padding-bottom="0cm" fo:border="0.75pt solid #00000a"/>
    </style:style>
    <style:style style:name="Table1.B2" style:family="table-cell">
      <style:table-cell-properties fo:padding-left="0.189cm" fo:padding-right="0.189cm" fo:padding-top="0cm" fo:padding-bottom="0cm" fo:border-left="0.75pt solid #00000a" fo:border-right="0.75pt solid #00000a" fo:border-top="0.5pt solid #00000a" fo:border-bottom="0.75pt solid #00000a"/>
    </style:style>
    <style:style style:name="Table1.C2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3" style:family="table-row">
      <style:table-row-properties fo:keep-together="always"/>
    </style:style>
    <style:style style:name="Table1.B3" style:family="table-cell">
      <style:table-cell-properties style:vertical-align="middle" fo:padding-left="0.189cm" fo:padding-right="0.189cm" fo:padding-top="0cm" fo:padding-bottom="0cm" fo:border-left="0.75pt solid #00000a" fo:border-right="0.75pt solid #00000a" fo:border-top="0.5pt solid #00000a" fo:border-bottom="0.75pt solid #00000a"/>
    </style:style>
    <style:style style:name="Table1.C3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4" style:family="table-row">
      <style:table-row-properties fo:keep-together="auto"/>
    </style:style>
    <style:style style:name="Table1.C4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5" style:family="table-row">
      <style:table-row-properties fo:keep-together="auto"/>
    </style:style>
    <style:style style:name="Table1.C5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C7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8" style:family="table-row">
      <style:table-row-properties fo:keep-together="auto"/>
    </style:style>
    <style:style style:name="Table1.C8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9" style:family="table-row">
      <style:table-row-properties fo:keep-together="auto"/>
    </style:style>
    <style:style style:name="Table1.C9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10" style:family="table-row">
      <style:table-row-properties style:min-row-height="0.944cm" fo:keep-together="auto"/>
    </style:style>
    <style:style style:name="Table1.C10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2" style:family="table">
      <style:table-properties style:width="15.63cm" fo:margin-left="-0.386cm" fo:margin-top="0cm" fo:margin-bottom="0cm" table:align="left" style:writing-mode="lr-tb"/>
    </style:style>
    <style:style style:name="Table2.A" style:family="table-column">
      <style:table-column-properties style:column-width="7.19cm"/>
    </style:style>
    <style:style style:name="Table2.B" style:family="table-column">
      <style:table-column-properties style:column-width="2.939cm"/>
    </style:style>
    <style:style style:name="Table2.C" style:family="table-column">
      <style:table-column-properties style:column-width="2.7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Обычный11">
      <style:paragraph-properties fo:margin-left="2.54cm" fo:margin-right="0cm" fo:text-indent="0cm" style:auto-text-indent="false"/>
    </style:style>
    <style:style style:name="P2" style:family="paragraph" style:parent-style-name="Обычный11">
      <style:paragraph-properties fo:margin-left="2.54cm" fo:margin-right="0cm" fo:text-align="justify" style:justify-single-word="false" fo:text-indent="0cm" style:auto-text-indent="false"/>
    </style:style>
    <style:style style:name="P3" style:family="paragraph" style:parent-style-name="Text_20_body">
      <style:paragraph-properties fo:margin-left="1.117cm" fo:margin-right="0cm" fo:text-indent="0cm" style:auto-text-indent="false"/>
    </style:style>
    <style:style style:name="P4" style:family="paragraph" style:parent-style-name="Text_20_body" style:list-style-name="WWNum15">
      <style:paragraph-properties fo:margin-top="0.176cm" fo:margin-bottom="0cm" loext:contextual-spacing="false" fo:orphans="2" fo:widows="2"/>
    </style:style>
    <style:style style:name="P5" style:family="paragraph" style:parent-style-name="Text_20_body" style:list-style-name="WWNum16">
      <style:paragraph-properties fo:margin-top="0.176cm" fo:margin-bottom="0cm" loext:contextual-spacing="false" fo:text-align="justify" style:justify-single-word="false" fo:orphans="2" fo:widows="2"/>
    </style:style>
    <style:style style:name="P6" style:family="paragraph" style:parent-style-name="Text_20_body" style:list-style-name="WWNum7">
      <style:paragraph-properties fo:margin-top="0.176cm" fo:margin-bottom="0cm" loext:contextual-spacing="false" fo:line-height="115%" fo:text-align="justify" style:justify-single-word="false" fo:orphans="2" fo:widows="2"/>
    </style:style>
    <style:style style:name="P7" style:family="paragraph" style:parent-style-name="Text_20_body">
      <style:paragraph-properties fo:margin-left="0.635cm" fo:margin-right="0cm" fo:margin-top="0.176cm" fo:margin-bottom="0cm" loext:contextual-spacing="false" fo:line-height="115%" fo:text-align="justify" style:justify-single-word="false" fo:orphans="2" fo:widows="2" fo:text-indent="0cm" style:auto-text-indent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10" style:family="paragraph" style:parent-style-name="Standard">
      <style:paragraph-properties fo:text-align="center" style:justify-single-word="false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12" style:family="paragraph" style:parent-style-name="Standard">
      <style:paragraph-properties fo:text-align="center" style:justify-single-word="false" fo:hyphenation-ladder-count="no-limit"/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13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16" style:family="paragraph" style:parent-style-name="Standard" style:list-style-name="WWNum16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17" style:family="paragraph" style:parent-style-name="Standard">
      <style:paragraph-properties fo:text-align="justify" style:justify-single-word="false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18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19" style:family="paragraph" style:parent-style-name="Standard" style:list-style-name="WWNum19">
      <style:paragraph-properties fo:orphans="2" fo:widows="2"/>
    </style:style>
    <style:style style:name="P20" style:family="paragraph" style:parent-style-name="Standard">
      <style:paragraph-properties fo:text-align="center" style:justify-single-word="false" fo:hyphenation-ladder-count="no-limit"/>
      <style:text-properties fo:font-weight="bold" style:font-weight-asian="bold" fo:hyphenate="false" fo:hyphenation-remain-char-count="2" fo:hyphenation-push-char-count="2"/>
    </style:style>
    <style:style style:name="P21" style:family="paragraph" style:parent-style-name="Standard">
      <style:paragraph-properties fo:text-align="justify" style:justify-single-word="false" fo:hyphenation-ladder-count="no-limit">
        <style:tab-stops>
          <style:tab-stop style:position="0.50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P22" style:family="paragraph" style:parent-style-name="Standard">
      <style:paragraph-properties fo:text-align="justify" style:justify-single-word="false" fo:hyphenation-ladder-count="no-limit">
        <style:tab-stops>
          <style:tab-stop style:position="0cm"/>
          <style:tab-stop style:position="0.501cm"/>
          <style:tab-stop style:position="2.25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P23" style:family="paragraph" style:parent-style-name="Standard">
      <style:paragraph-properties>
        <style:tab-stops>
          <style:tab-stop style:position="0cm"/>
          <style:tab-stop style:position="3.501cm"/>
        </style:tab-stops>
      </style:paragraph-properties>
    </style:style>
    <style:style style:name="P24" style:family="paragraph" style:parent-style-name="Standard">
      <style:paragraph-properties fo:text-align="center" style:justify-single-word="false" fo:keep-together="always" fo:keep-with-next="always"/>
    </style:style>
    <style:style style:name="P25" style:family="paragraph" style:parent-style-name="Standard">
      <style:paragraph-properties fo:margin-left="7.488cm" fo:margin-right="0cm" fo:text-align="justify" style:justify-single-word="false" fo:hyphenation-ladder-count="no-limit" fo:text-indent="-7.488cm" style:auto-text-indent="false"/>
      <style:text-properties fo:hyphenate="false" fo:hyphenation-remain-char-count="2" fo:hyphenation-push-char-count="2"/>
    </style:style>
    <style:style style:name="P26" style:family="paragraph" style:parent-style-name="Standard">
      <style:paragraph-properties fo:margin-left="7.488cm" fo:margin-right="0cm" fo:text-align="center" style:justify-single-word="false" fo:hyphenation-ladder-count="no-limit" fo:text-indent="-7.488cm" style:auto-text-indent="false"/>
      <style:text-properties fo:hyphenate="false" fo:hyphenation-remain-char-count="2" fo:hyphenation-push-char-count="2"/>
    </style:style>
    <style:style style:name="P27" style:family="paragraph" style:parent-style-name="Standard">
      <style:paragraph-properties fo:margin-left="7.62cm" fo:margin-right="0cm" fo:text-align="justify" style:justify-single-word="false" fo:hyphenation-ladder-count="no-limit" fo:text-indent="-7.62cm" style:auto-text-indent="false"/>
      <style:text-properties fo:hyphenate="false" fo:hyphenation-remain-char-count="2" fo:hyphenation-push-char-count="2"/>
    </style:style>
    <style:style style:name="P28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29" style:family="paragraph" style:parent-style-name="Standard">
      <style:paragraph-properties fo:margin-left="0cm" fo:margin-right="0cm" fo:text-indent="1cm" style:auto-text-indent="false">
        <style:tab-stops>
          <style:tab-stop style:position="0cm"/>
          <style:tab-stop style:position="2.251cm"/>
          <style:tab-stop style:position="4.001cm"/>
        </style:tab-stops>
      </style:paragraph-properties>
    </style:style>
    <style:style style:name="P30" style:family="paragraph" style:parent-style-name="Standard">
      <style:paragraph-properties fo:margin-left="0cm" fo:margin-right="0cm" fo:text-align="justify" style:justify-single-word="false" fo:hyphenation-ladder-count="no-limit" fo:text-indent="1cm" style:auto-text-indent="false">
        <style:tab-stops>
          <style:tab-stop style:position="2cm"/>
        </style:tab-stops>
      </style:paragraph-properties>
      <style:text-properties fo:font-size="14pt" style:font-size-asian="14pt" style:font-size-complex="14pt" fo:hyphenate="false" fo:hyphenation-remain-char-count="2" fo:hyphenation-push-char-count="2"/>
    </style:style>
    <style:style style:name="P31" style:family="paragraph" style:parent-style-name="Standard" style:list-style-name="WWNum17">
      <style:paragraph-properties fo:margin-left="2.501cm" fo:margin-right="0cm" fo:orphans="2" fo:widows="2" fo:text-indent="-0.635cm" style:auto-text-indent="false"/>
    </style:style>
    <style:style style:name="P32" style:family="paragraph" style:parent-style-name="Standard" style:list-style-name="WWNum18">
      <style:paragraph-properties fo:margin-left="2.501cm" fo:margin-right="0cm" fo:margin-top="0cm" fo:margin-bottom="0cm" loext:contextual-spacing="false" fo:text-indent="-0.635cm" style:auto-text-indent="false"/>
    </style:style>
    <style:style style:name="P33" style:family="paragraph" style:parent-style-name="Standard">
      <style:paragraph-properties fo:margin-left="1.884cm" fo:margin-right="0cm" fo:orphans="2" fo:widows="2" fo:text-indent="0cm" style:auto-text-indent="false"/>
    </style:style>
    <style:style style:name="P34" style:family="paragraph" style:parent-style-name="Standard">
      <style:paragraph-properties fo:margin-left="1cm" fo:margin-right="0cm" fo:orphans="2" fo:widows="2" fo:text-indent="0cm" style:auto-text-indent="false"/>
    </style:style>
    <style:style style:name="P35" style:family="paragraph" style:parent-style-name="Standard">
      <style:paragraph-properties fo:margin-left="1cm" fo:margin-right="0cm" fo:text-indent="0cm" style:auto-text-indent="false">
        <style:tab-stops>
          <style:tab-stop style:position="1.752cm"/>
        </style:tab-stops>
      </style:paragraph-properties>
    </style:style>
    <style:style style:name="P36" style:family="paragraph" style:parent-style-name="Standard">
      <style:paragraph-properties fo:margin-left="1cm" fo:margin-right="0cm" fo:text-align="center" style:justify-single-word="false" fo:text-indent="0cm" style:auto-text-indent="false">
        <style:tab-stops>
          <style:tab-stop style:position="1.752cm"/>
        </style:tab-stops>
      </style:paragraph-properties>
    </style:style>
    <style:style style:name="P37" style:family="paragraph" style:parent-style-name="Standard">
      <style:paragraph-properties fo:margin-left="1cm" fo:margin-right="0cm" fo:text-align="justify" style:justify-single-word="false" fo:text-indent="0cm" style:auto-text-indent="false">
        <style:tab-stops>
          <style:tab-stop style:position="1.501cm"/>
        </style:tab-stops>
      </style:paragraph-properties>
    </style:style>
    <style:style style:name="P38" style:family="paragraph" style:parent-style-name="Standard">
      <style:paragraph-properties fo:margin-left="0cm" fo:margin-right="0cm" fo:text-align="center" style:justify-single-word="false" fo:hyphenation-ladder-count="no-limit" fo:text-indent="0.081cm" style:auto-text-indent="false"/>
      <style:text-properties fo:hyphenate="false" fo:hyphenation-remain-char-count="2" fo:hyphenation-push-char-count="2"/>
    </style:style>
    <style:style style:name="P39" style:family="paragraph" style:parent-style-name="Standard">
      <style:paragraph-properties fo:margin-left="1.081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40" style:family="paragraph" style:parent-style-name="Standard">
      <style:paragraph-properties fo:margin-left="0.25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</style:style>
    <style:style style:name="P41" style:family="paragraph" style:parent-style-name="Standard">
      <style:paragraph-properties fo:margin-left="0cm" fo:margin-right="0cm" fo:text-indent="1.251cm" style:auto-text-indent="false">
        <style:tab-stops>
          <style:tab-stop style:position="1.752cm"/>
        </style:tab-stops>
      </style:paragraph-properties>
    </style:style>
    <style:style style:name="P42" style:family="paragraph" style:parent-style-name="Standard" style:list-style-name="WWNum1">
      <style:paragraph-properties fo:margin-left="0cm" fo:margin-right="0cm" fo:text-align="justify" style:justify-single-word="false" fo:hyphenation-ladder-count="no-limit" fo:text-indent="0cm" style:auto-text-indent="false">
        <style:tab-stops>
          <style:tab-stop style:position="0.501cm"/>
        </style:tab-stops>
      </style:paragraph-properties>
      <style:text-properties fo:hyphenate="false" fo:hyphenation-remain-char-count="2" fo:hyphenation-push-char-count="2"/>
    </style:style>
    <style:style style:name="P43" style:family="paragraph" style:parent-style-name="Standard" style:list-style-name="WWNum9">
      <style:paragraph-properties fo:margin-left="0cm" fo:margin-right="0cm" fo:text-align="justify" style:justify-single-word="false" fo:hyphenation-ladder-count="no-limit" fo:text-indent="0cm" style:auto-text-indent="false">
        <style:tab-stops>
          <style:tab-stop style:position="0cm"/>
          <style:tab-stop style:position="0.501cm"/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44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45" style:family="paragraph" style:parent-style-name="Standard">
      <style:paragraph-properties fo:margin-left="0.635cm" fo:margin-right="0cm" fo:text-align="end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46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47" style:family="paragraph" style:parent-style-name="Standard">
      <style:paragraph-properties fo:margin-left="0.501cm" fo:margin-right="0cm" fo:text-align="justify" style:justify-single-word="false" fo:text-indent="0cm" style:auto-text-indent="false"/>
    </style:style>
    <style:style style:name="P48" style:family="paragraph" style:parent-style-name="Standard">
      <style:paragraph-properties fo:margin-left="0.616cm" fo:margin-right="0cm" fo:text-indent="0cm" style:auto-text-indent="false"/>
    </style:style>
    <style:style style:name="P49" style:family="paragraph" style:parent-style-name="Standard">
      <style:paragraph-properties fo:margin-left="0.616cm" fo:margin-right="0cm" fo:text-align="justify" style:justify-single-word="false" fo:orphans="2" fo:widows="2" fo:text-indent="0cm" style:auto-text-indent="false"/>
    </style:style>
    <style:style style:name="P50" style:family="paragraph" style:parent-style-name="Standard">
      <style:paragraph-properties fo:margin-left="0cm" fo:margin-right="0cm" fo:text-align="justify" style:justify-single-word="false" fo:hyphenation-ladder-count="no-limit" fo:text-indent="0.767cm" style:auto-text-indent="false"/>
      <style:text-properties fo:font-style="italic" style:font-style-asian="italic" fo:hyphenate="false" fo:hyphenation-remain-char-count="2" fo:hyphenation-push-char-count="2"/>
    </style:style>
    <style:style style:name="P51" style:family="paragraph" style:parent-style-name="Standard" style:master-page-name="Standard">
      <style:paragraph-properties fo:text-align="center" style:justify-single-word="false" fo:hyphenation-ladder-count="no-limit" style:page-number="auto"/>
      <style:text-properties fo:hyphenate="false" fo:hyphenation-remain-char-count="2" fo:hyphenation-push-char-count="2"/>
    </style:style>
    <style:style style:name="P52" style:family="paragraph" style:parent-style-name="List_20_Paragraph">
      <style:paragraph-properties fo:margin-left="1cm" fo:margin-right="0cm" fo:margin-top="0.176cm" fo:margin-bottom="0cm" loext:contextual-spacing="false" fo:text-indent="0cm" style:auto-text-indent="false"/>
    </style:style>
    <style:style style:name="P53" style:family="paragraph" style:parent-style-name="List_20_Paragraph">
      <style:paragraph-properties fo:margin-left="0cm" fo:margin-right="0cm" fo:margin-top="0.176cm" fo:margin-bottom="0cm" loext:contextual-spacing="false" fo:text-align="center" style:justify-single-word="false" fo:text-indent="0cm" style:auto-text-indent="false">
        <style:tab-stops>
          <style:tab-stop style:position="2.752cm"/>
        </style:tab-stops>
      </style:paragraph-properties>
    </style:style>
    <style:style style:name="P54" style:family="paragraph" style:parent-style-name="List_20_Paragraph">
      <style:paragraph-properties fo:margin-left="0cm" fo:margin-right="0cm" fo:margin-top="0.176cm" fo:margin-bottom="0cm" loext:contextual-spacing="false" fo:text-align="justify" style:justify-single-word="false" fo:text-indent="0cm" style:auto-text-indent="false">
        <style:tab-stops>
          <style:tab-stop style:position="2.752cm"/>
        </style:tab-stops>
      </style:paragraph-properties>
    </style:style>
    <style:style style:name="P55" style:family="paragraph" style:parent-style-name="Body_20_Text_20_2">
      <style:paragraph-properties fo:margin-top="0.176cm" fo:margin-bottom="0cm" loext:contextual-spacing="false" fo:line-height="100%"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56" style:family="paragraph" style:parent-style-name="kr_5f_обычный">
      <style:paragraph-properties fo:margin-left="0cm" fo:margin-right="0cm" fo:text-indent="0cm" style:auto-text-indent="false"/>
    </style:style>
    <style:style style:name="P57" style:family="paragraph" style:parent-style-name="caption" style:list-style-name="WWNum8">
      <style:paragraph-properties fo:text-align="start" style:justify-single-word="false"/>
    </style:style>
    <style:style style:name="P58" style:family="paragraph" style:parent-style-name="Normal_20__28_Web_29_">
      <style:paragraph-properties fo:margin-left="0cm" fo:margin-right="0cm" fo:margin-top="0cm" fo:margin-bottom="0cm" loext:contextual-spacing="false" fo:text-align="center" style:justify-single-word="false" fo:text-indent="1.251cm" style:auto-text-indent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font-size="12pt" fo:font-weight="normal" style:font-size-asian="12pt" style:language-asian="en" style:country-asian="US" style:font-weight-asian="normal" style:font-size-complex="12pt" style:font-weight-complex="normal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text-position="super 58%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/>
    </style:style>
    <style:style style:name="T16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7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8" style:family="text">
      <style:text-properties style:font-name="Times New Roman" fo:font-size="12pt" style:font-size-asian="12pt" style:font-name-complex="Times New Roman1" style:font-size-complex="12pt"/>
    </style:style>
    <style:style style:name="T19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20" style:family="text">
      <style:text-properties style:font-size-complex="12pt"/>
    </style:style>
    <style:style style:name="T21" style:family="text">
      <style:text-properties style:font-weight-complex="bold"/>
    </style:style>
    <style:style style:name="T22" style:family="text">
      <style:text-properties fo:color="#000000" fo:font-weight="bold" style:font-weight-asian="bold"/>
    </style:style>
    <style:style style:name="T23" style:family="text">
      <style:text-properties fo:color="#000000" style:font-name="Times New Roman" fo:font-size="12pt" fo:font-weight="bold" style:font-size-asian="12pt" style:font-weight-asian="bold" style:font-name-complex="Times New Roman1" style:font-size-complex="12pt"/>
    </style:style>
    <style:style style:name="T24" style:family="text">
      <style:text-properties style:font-style-complex="italic"/>
    </style:style>
    <style:style style:name="T25" style:family="text">
      <style:text-properties fo:language="ru" fo:country="RU"/>
    </style:style>
  </office:automatic-styles>
  <office:body>
    <office:text text:use-soft-page-breaks="true">
      <text:tracked-changes text:track-changes="false">
        <text:changed-region xml:id="ct42788256" text:id="ct42788256">
          <text:insertion>
            <office:change-info>
              <dc:creator>snow</dc:creator>
              <dc:date>2014-01-23T08:43:00</dc:date>
            </office:change-info>
          </text:insertion>
        </text:changed-region>
        <text:changed-region xml:id="ct94011424" text:id="ct94011424">
          <text:insertion>
            <office:change-info>
              <dc:creator>snow</dc:creator>
              <dc:date>2014-01-23T08:46:00</dc:date>
            </office:change-info>
          </text:insertion>
        </text:changed-region>
        <text:changed-region xml:id="ct95501232" text:id="ct95501232">
          <text:insertion>
            <office:change-info>
              <dc:creator>snow</dc:creator>
              <dc:date>2013-12-11T13:14:00</dc:date>
            </office:change-info>
          </text:insertion>
        </text:changed-region>
        <text:changed-region xml:id="ct46420608" text:id="ct46420608">
          <text:UnknownChange>
            <office:change-info>
              <dc:creator>snow</dc:creator>
              <dc:date>2014-03-02T04:11:00</dc:date>
            </office:change-info>
          </text:UnknownChange>
        </text:changed-region>
        <text:changed-region xml:id="ct101772912" text:id="ct101772912">
          <text:insertion>
            <office:change-info>
              <dc:creator>snow</dc:creator>
              <dc:date>2013-12-11T13:14:00</dc:date>
            </office:change-info>
          </text:insertion>
        </text:changed-region>
        <text:changed-region xml:id="ct103498624" text:id="ct103498624">
          <text:UnknownChange>
            <office:change-info>
              <dc:creator>snow</dc:creator>
              <dc:date>2014-03-02T04:11:00</dc:date>
            </office:change-info>
          </text:UnknownChange>
        </text:changed-region>
        <text:changed-region xml:id="ct103560160" text:id="ct103560160">
          <text:insertion>
            <office:change-info>
              <dc:creator>snow</dc:creator>
              <dc:date>2013-12-11T13:14:00</dc:date>
            </office:change-info>
          </text:insertion>
        </text:changed-region>
        <text:changed-region xml:id="ct103736816" text:id="ct103736816">
          <text:UnknownChange>
            <office:change-info>
              <dc:creator>snow</dc:creator>
              <dc:date>2014-03-02T04:11:00</dc:date>
            </office:change-info>
          </text:UnknownChange>
        </text:changed-region>
        <text:changed-region xml:id="ct94553744" text:id="ct94553744">
          <text:insertion>
            <office:change-info>
              <dc:creator>snow</dc:creator>
              <dc:date>2013-12-11T13:14:00</dc:date>
            </office:change-info>
          </text:insertion>
        </text:changed-region>
        <text:changed-region xml:id="ct105427376" text:id="ct105427376">
          <text:insertion>
            <office:change-info>
              <dc:creator>snow</dc:creator>
              <dc:date>2014-03-02T11:42:00</dc:date>
            </office:change-info>
          </text:insertion>
        </text:changed-region>
        <text:changed-region xml:id="ct104710384" text:id="ct104710384">
          <text:UnknownChange>
            <office:change-info>
              <dc:creator>snow</dc:creator>
              <dc:date>2014-03-02T04:11:00</dc:date>
            </office:change-info>
          </text:UnknownChange>
        </text:changed-region>
        <text:changed-region xml:id="ct103217552" text:id="ct103217552">
          <text:insertion>
            <office:change-info>
              <dc:creator>snow</dc:creator>
              <dc:date>2013-12-11T13:14:00</dc:date>
            </office:change-info>
          </text:insertion>
        </text:changed-region>
        <text:changed-region xml:id="ct101194432" text:id="ct101194432">
          <text:UnknownChange>
            <office:change-info>
              <dc:creator>snow</dc:creator>
              <dc:date>2014-03-02T04:11:00</dc:date>
            </office:change-info>
          </text:UnknownChange>
        </text:changed-region>
        <text:changed-region xml:id="ct101196576" text:id="ct101196576">
          <text:insertion>
            <office:change-info>
              <dc:creator>snow</dc:creator>
              <dc:date>2013-12-11T13:1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bookmark text:name="_GoBack"/><text:span text:style-name="T1">АННОТАЦИЯ</text:span></text:p>
      <text:p text:style-name="P9"><text:span text:style-name="T1">РАБОЧЕЙ ПРОГРАММЫ ДИСЦИПЛИНЫ</text:span></text:p>
      <text:p text:style-name="P10"/>
      <text:p text:style-name="P24"><text:span text:style-name="T5">Основы</text:span><text:span text:style-name="T7"> IT</text:span><text:span text:style-name="T5">-менеджмента</text:span></text:p>
      <text:p text:style-name="P9"><text:span text:style-name="T11"><text:s/>(наименование дисциплины)</text:span></text:p>
      <text:p text:style-name="P25">Направление подготовки/специальность высшего образования:</text:p>
      <text:p text:style-name="P14"><text:span text:style-name="T5">230100 «Информатика и вычислительная техника»</text:span></text:p>
      <text:p text:style-name="P25"><text:span text:style-name="T4">_________________________________________________________________________</text:span></text:p>
      <text:p text:style-name="P26"><text:span text:style-name="T11">(код и наименование направления подготовки/специальности)</text:span></text:p>
      <text:p text:style-name="P27">Программа бакалавриата/магистратуры/специалитета:</text:p>
      <text:p text:style-name="P14"><text:span text:style-name="T5">230101 «Вычислительные машины, комплексы, системы и сети»</text:span></text:p>
      <text:p text:style-name="P27">_________________________________________________________________________</text:p>
      <text:p text:style-name="P9"><text:span text:style-name="T11">(указать профиль подготовки/наименование магистерской программы/специализацию)</text:span></text:p>
      <text:p text:style-name="P15"/>
      <text:p text:style-name="P15">Квалификация: <text:s text:c="7"/><text:span text:style-name="T12"><text:s/>бакалавр</text:span>_________________________________________</text:p>
      <text:p text:style-name="P11"/>
      <text:p text:style-name="P15"><text:span text:style-name="T4">1. Цели и задачи освоения дисциплины </text:span></text:p>
      <text:p text:style-name="P3">Основными целями освоения дисциплины являются:</text:p>
      <text:list xml:id="list2377448746744317225" text:style-name="WWNum15">
        <text:list-item>
          <text:p text:style-name="P4">Получение представления о методах организации и управления информационными системами на всех стадиях жизненного цикла;</text:p>
        </text:list-item>
        <text:list-item>
          <text:p text:style-name="P4">Получение представления о методах оценки информационных и экономических показателей эффективности сложных профессионально-ориентированных информационных систем.</text:p>
        </text:list-item>
      </text:list>
      <text:p text:style-name="P28"><text:soft-page-break/>В состав задач изучения курса входят:</text:p>
      <text:list xml:id="list5753954492020818214" text:style-name="WWNum16">
        <text:list-item>
          <text:p text:style-name="P5">Дать представление о круге задач информационного менеджмента;</text:p>
        </text:list-item>
        <text:list-item>
          <text:p text:style-name="P5">Познакомить с принципами организации и управления информационными системами</text:p>
        </text:list-item>
        <text:list-item>
          <text:p text:style-name="P5">Ознакомить с экономическими показателями оценки эффективности информационных продуктов</text:p>
        </text:list-item>
        <text:list-item>
          <text:p text:style-name="P5">Научить планировать работу над проектами по разработке информационных систем</text:p>
        </text:list-item>
        <text:list-item>
          <text:p text:style-name="P16">Дать представление о методах коллективной работы над проектами</text:p>
        </text:list-item>
      </text:list>
      <text:p text:style-name="P15"><text:span text:style-name="T4">2. Компетенции обучающегося, формируемые в результате освоения дисциплины </text:span></text:p>
      <text:p text:style-name="P7">Освоение программы настоящей дисциплины позволит сформировать у обучающегося следующие компетенции:<text:change-start text:change-id="ct42788256"/> <text:change-end text:change-id="ct42788256"/><text:change-start text:change-id="ct94011424"/></text:p>
      <text:list xml:id="list3373154250733962275" text:style-name="WWNum7">
        <text:list-item>
          <text:p text:style-name="P6"><text:change-end text:change-id="ct94011424"/>способность использовать основы экономических знаний в различных сферах деятельности (ОК-3);</text:p>
        </text:list-item>
        <text:list-item>
          <text:p text:style-name="P6">способностью к самоорганизации и самообразованию (ОК-7);</text:p>
        </text:list-item>
        <text:list-item>
          <text:p text:style-name="P6">способностью осваивать методики использования программных средств для решения практических задач (ОПК-2);</text:p>
        </text:list-item>
        <text:list-item>
          <text:p text:style-name="P6">способностью разрабатывать бизнес-планы и технические задания на оснащение отделов, лабораторий, офисов компьютерным и сетевым оборудованием (ОПК-3); </text:p>
        </text:list-item>
        <text:list-item>
          <text:p text:style-name="P6">способностью решать стандартные задачи профессиональной деятельности на основе информационной и библиографической культуры с применением информационно-коммуникационных технологий и с учетом основных требований информационной безопасности (ОПК-5);</text:p>
        </text:list-item>
        <text:list-item>
          <text:p text:style-name="P6">способностью обосновывать принимаемые проектные решения, осуществлять постановку и выполнять эксперименты по проверке их корректности и эффективности (ПК-3).</text:p>
        </text:list-item>
      </text:list>
      <text:p text:style-name="P7"/>
      <text:p text:style-name="P15">В результате освоения программы обучающийся должен:</text:p>
      <text:p text:style-name="P52"><text:span text:style-name="T16">знать:</text:span></text:p>
      <text:list xml:id="list1536460329514352388" text:style-name="WWNum17">
        <text:list-item>
          <text:p text:style-name="P31">теорию информационного менеджмента и основы выработки управленческих решений; </text:p>
        </text:list-item>
        <text:list-item>
          <text:p text:style-name="P31">задачи ИТ- менеджера</text:p>
        </text:list-item>
        <text:list-item>
          <text:p text:style-name="P31">лучшие мировые практики стратегического и оперативного информационного менеджмента (Cobit, ITIL)</text:p>
        </text:list-item>
        <text:list-item>
          <text:p text:style-name="P31">основы планирования управления проектами; </text:p>
        </text:list-item>
        <text:list-item>
          <text:p text:style-name="P31"><text:soft-page-break/>принципы построения и приемы коллективной работы над проектами</text:p>
        </text:list-item>
        <text:list-item>
          <text:p text:style-name="P31">основные законодательные акты в сфере информатизации</text:p>
        </text:list-item>
      </text:list>
      <text:p text:style-name="P52"><text:span text:style-name="T16">уметь:</text:span></text:p>
      <text:list xml:id="list5769022013045890942" text:style-name="WWNum18">
        <text:list-item>
          <text:p text:style-name="P32"><text:span text:style-name="T20">организовывать оперативную работу информационных служб на предприятиях различных форм собственности; </text:span></text:p>
        </text:list-item>
        <text:list-item>
          <text:p text:style-name="P32"><text:span text:style-name="T20">осуществлять управление проектами создания (развития) информационных систем; </text:span></text:p>
        </text:list-item>
        <text:list-item>
          <text:p text:style-name="P32"><text:span text:style-name="T20">применять на практике методы теории систем, проектирования информационных систем, методику оценки и отбора инвестиционных проектов; </text:span></text:p>
        </text:list-item>
        <text:list-item>
          <text:p text:style-name="P32"><text:span text:style-name="T20">анализировать затраты в сфере информатизации и оценивать эффективность от внедрения информационных систем.</text:span></text:p>
        </text:list-item>
      </text:list>
      <text:p text:style-name="P33"/>
      <text:p text:style-name="P34">владеть:</text:p>
      <text:list xml:id="list3931334821084018789" text:style-name="WWNum19">
        <text:list-item>
          <text:p text:style-name="P19">навыками организации проектной работы, построения календарных графиков;</text:p>
        </text:list-item>
        <text:list-item>
          <text:p text:style-name="P19">методами оценки затрат на разработку ИТ-проектов;</text:p>
        </text:list-item>
        <text:list-item>
          <text:p text:style-name="P19">методами оценки эффективности внедрения ИТ-проектов<text:span text:style-name="T4"> .</text:span></text:p>
        </text:list-item>
      </text:list>
      <text:p text:style-name="P34"><text:span text:style-name="T4">3. Основная структура дисциплины</text:span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table:number-rows-spanned="3" office:value-type="string">
            <text:p text:style-name="P9"><text:span text:style-name="T4">Вид учебной работы</text:span></text:p>
          </table:table-cell>
          <table:table-cell table:style-name="Table1.B1" table:number-columns-spanned="2" office:value-type="string">
            <text:p text:style-name="P9"><text:span text:style-name="T4">Количество часов</text:span></text:p>
          </table:table-cell>
          <table:covered-table-cell/>
        </table:table-row>
        <table:table-row table:style-name="Table1.1">
          <table:covered-table-cell/>
          <table:table-cell table:style-name="Table1.B2" table:number-rows-spanned="2" office:value-type="string">
            <text:p text:style-name="P38"><text:span text:style-name="T4">Всего</text:span></text:p>
          </table:table-cell>
          <table:table-cell table:style-name="Table1.C2" office:value-type="string">
            <text:p text:style-name="P9"><text:span text:style-name="T4">Семестр</text:span></text:p>
          </table:table-cell>
        </table:table-row>
        <table:table-row table:style-name="Table1.3">
          <table:covered-table-cell/>
          <table:covered-table-cell/>
          <table:table-cell table:style-name="Table1.C3" office:value-type="string">
            <text:p text:style-name="P9"><text:span text:style-name="T4">№ 8</text:span></text:p>
            <text:p text:style-name="P20"/>
          </table:table-cell>
        </table:table-row>
        <table:table-row table:style-name="Table1.4">
          <table:table-cell table:style-name="Table1.A1" office:value-type="string">
            <text:p text:style-name="P15">Общая трудоемкость дисциплины</text:p>
          </table:table-cell>
          <table:table-cell table:style-name="Table1.A1" office:value-type="string">
            <text:p text:style-name="P15">72</text:p>
          </table:table-cell>
          <table:table-cell table:style-name="Table1.C4" office:value-type="string">
            <text:p text:style-name="P15">72</text:p>
          </table:table-cell>
        </table:table-row>
        <table:table-row table:style-name="Table1.5">
          <table:table-cell table:style-name="Table1.A1" office:value-type="string">
            <text:p text:style-name="P15">Аудиторные занятия, в том числе:</text:p>
          </table:table-cell>
          <table:table-cell table:style-name="Table1.A1" office:value-type="string">
            <text:p text:style-name="P15">36</text:p>
          </table:table-cell>
          <table:table-cell table:style-name="Table1.C5" office:value-type="string">
            <text:p text:style-name="P15">36</text:p>
          </table:table-cell>
        </table:table-row>
        <table:table-row table:style-name="Table1.6">
          <table:table-cell table:style-name="Table1.A1" office:value-type="string">
            <text:p text:style-name="P39">лекции</text:p>
          </table:table-cell>
          <table:table-cell table:style-name="Table1.A1" office:value-type="string">
            <text:p text:style-name="P15">24</text:p>
          </table:table-cell>
          <table:table-cell table:style-name="Table1.A1" office:value-type="string">
            <text:p text:style-name="P15">24</text:p>
          </table:table-cell>
        </table:table-row>
        <table:table-row table:style-name="Table1.7">
          <table:table-cell table:style-name="Table1.A1" office:value-type="string">
            <text:p text:style-name="P39">лабораторные работы</text:p>
          </table:table-cell>
          <table:table-cell table:style-name="Table1.A1" office:value-type="string">
            <text:p text:style-name="P15">12</text:p>
          </table:table-cell>
          <table:table-cell table:style-name="Table1.C7" office:value-type="string">
            <text:p text:style-name="P15">12</text:p>
          </table:table-cell>
        </table:table-row>
        <table:table-row table:style-name="Table1.8">
          <table:table-cell table:style-name="Table1.A1" office:value-type="string">
            <text:p text:style-name="P39">практические занятия</text:p>
          </table:table-cell>
          <table:table-cell table:style-name="Table1.A1" office:value-type="string">
            <text:p text:style-name="P15"/>
          </table:table-cell>
          <table:table-cell table:style-name="Table1.C8" office:value-type="string">
            <text:p text:style-name="P15"/>
          </table:table-cell>
        </table:table-row>
        <table:table-row table:style-name="Table1.9">
          <table:table-cell table:style-name="Table1.A1" office:value-type="string">
            <text:p text:style-name="P15">Самостоятельная работа (в том числе курсовое проектирование, курсовая работа)</text:p>
          </table:table-cell>
          <table:table-cell table:style-name="Table1.A1" office:value-type="string">
            <text:p text:style-name="P15">36</text:p>
          </table:table-cell>
          <table:table-cell table:style-name="Table1.C9" office:value-type="string">
            <text:p text:style-name="P15">36</text:p>
          </table:table-cell>
        </table:table-row>
        <table:table-row table:style-name="Table1.10">
          <table:table-cell table:style-name="Table1.A1" office:value-type="string">
            <text:p text:style-name="P15">Вид промежуточной аттестации (итогового контроля по дисциплине)</text:p>
          </table:table-cell>
          <table:table-cell table:style-name="Table1.A1" office:value-type="string">
            <text:p text:style-name="P15">зачет</text:p>
          </table:table-cell>
          <table:table-cell table:style-name="Table1.C10" office:value-type="string">
            <text:p text:style-name="P15">зачет</text:p>
          </table:table-cell>
        </table:table-row>
      </table:table>
      <text:p text:style-name="P13"/>
      <text:p text:style-name="P17"><text:span text:style-name="T4">4. Содержание дисциплины</text:span></text:p>
      <text:p text:style-name="P17">4.1. Перечень разделов и тем дисциплины</text:p>
      <text:p text:style-name="P35"><text:span text:style-name="T5">Раздел 1</text:span><text:span text:style-name="Strong"><text:span text:style-name="T21"> Цели и задачи информационного менеджмента</text:span></text:span><text:span text:style-name="Strong"><text:span text:style-name="T2">.</text:span></text:span></text:p>
      <text:p text:style-name="P35"><text:span text:style-name="T5">Тема 1.1. </text:span><text:span text:style-name="Strong"><text:span text:style-name="T21">Задачи информационного менеджмента.</text:span></text:span><text:span text:style-name="T5"> <text:s/></text:span></text:p>
      <text:p text:style-name="P14">Место предмета среди дисциплин, изучающих информационные системы в различных прикладных областях. Цели и задачи курса. Задачи информационного менеджмента. Понятие информационного менеджмента. Стратегический, тактический, оперативный ИТ-менеджмент. Задачи ИТ-менеджера на каждом уровне.</text:p>
      <text:p text:style-name="P35"><text:span text:style-name="T5">Тема 1.2. Особенности отрасли ИТ и современные тенденции ее развития</text:span></text:p>
      <text:p text:style-name="P14">Отрасль ИТ: отличительные особенности, темпы развития. Структура отрасли, кадры, продукция, технологии.</text:p>
      <text:p text:style-name="P35"><text:span text:style-name="T22">Раздел 2. </text:span><text:span text:style-name="T5">Особенности оценки ресурсов в ИТ - менеджменте</text:span>. </text:p>
      <text:p text:style-name="P8"/>
      <text:p text:style-name="P35"><text:span text:style-name="T5">Тема 2.1 Управленческий учёт материальных ресурсов <text:s/></text:span></text:p>
      <text:p text:style-name="P14">Виды ресурсов ИТ - отрасли. Понятие собственности: право пользования, владения и распоряжения. <text:s/>Этапы жизненного цикла основных средств. Начисление амортизации. </text:p>
      <text:p text:style-name="P35"><text:span text:style-name="T5">Тема 2.2. </text:span><text:span text:style-name="T4">Учёт <text:s/>нематериальных активов</text:span></text:p>
      <text:p text:style-name="P14">Виды стоимости нематериальных активов. Методы оценки нематериальных активов. Понятие общей стоимости владения информационных ресурсов .</text:p>
      <text:p text:style-name="P53"><text:span text:style-name="T23">Раздел</text:span><text:span text:style-name="T17"> 3. Формирование организационной структуры</text:span></text:p>
      <text:p text:style-name="P35"><text:span text:style-name="T5">Тема</text:span> <text:span text:style-name="T4">3.1. Типы организационных структур </text:span><text:span text:style-name="T5">в области информатизации</text:span>. </text:p>
      <text:p text:style-name="P40"><text:s/>Модель зрелости предприятия по Нолану. Факторы, влияющие на тип организационной структуры. Типы организационных структур <text:span text:style-name="T21">в области информатизации</text:span><text:span text:style-name="T5"> </text:span>в зависимости от размеров предприятия.</text:p>
      <text:p text:style-name="P35"><text:span text:style-name="T5">Тема</text:span> <text:span text:style-name="T4">3.2. Центры обработки данных (ЦОД)</text:span></text:p>
      <text:p text:style-name="P54"><text:span text:style-name="T18">С</text:span><text:span text:style-name="T19">т</text:span><text:span text:style-name="T18">рук</text:span><text:span text:style-name="T19">т</text:span><text:span text:style-name="T18">ура центров обработки данных, характеристики ЦОД. <text:s/>Аутсорсинг как вид организационной формы.</text:span></text:p>
      <text:p text:style-name="P36"><text:span text:style-name="T22">Раздел</text:span><text:span text:style-name="T5"> 4. Стратегический ИТ – менеджмент</text:span></text:p>
      <text:p text:style-name="P54"><text:soft-page-break/><text:span text:style-name="T18">Разработка концепции развития ИТ на предприятии. Определение стратегических целей, стратегический анализ и планирование. Стратегическая карта. Функции организации и управления на стратегическом уровне. <text:s/>Современные стандарты управления информационными системами, CobIT.</text:span></text:p>
      <text:p text:style-name="P53"><text:span text:style-name="T23">Раздел</text:span><text:span text:style-name="T17"> 5. Оперативный ИТ-менеджмент</text:span></text:p>
      <text:p text:style-name="P35"><text:span text:style-name="T5">Тема</text:span> <text:span text:style-name="T4">5.1.</text:span> <text:span text:style-name="T5">. Стандарты </text:span><text:span text:style-name="T7">ITIL</text:span><text:span text:style-name="T5">\</text:span><text:span text:style-name="T7">ITSM</text:span> <text:span text:style-name="T5"><text:s/></text:span></text:p>
      <text:p text:style-name="P41">Процессный подход. Стандарты <text:span text:style-name="T6">ITIL</text:span>\<text:span text:style-name="T6">ITSM</text:span>. Процессы ИТ -подразделения. </text:p>
      <text:p text:style-name="P35"><text:span text:style-name="T5">Тема</text:span> <text:span text:style-name="T4">5. 2. Управление Инцидентами</text:span><text:span text:style-name="T5"> </text:span></text:p>
      <text:p text:style-name="P14"><text:span text:style-name="T24">Понятие инцидента. Степень воздействия, срочность <text:s/>и приоритет. Эскалация инцидента. Задачи </text:span><text:s/>службы ServiceDesk. Основные показатели оперативной деятельности И<text:span text:style-name="T21">Т</text:span>- отдела.</text:p>
      <text:p text:style-name="P35"><text:span text:style-name="T5">Раздел 6. Организация ИТ-проектов</text:span></text:p>
      <text:p text:style-name="P14">Этапы подготовки к проектной деятельности. Целеполагание, организация проектной команды, выбор технологии, оценка рисков и ресурсов проекта. Виды календарного планирования. Особенности управления проектной деятельности.</text:p>
      <text:p text:style-name="P53"><text:span text:style-name="T17">Раздел 7. Оценка эффективности информатизации</text:span></text:p>
      <text:p text:style-name="P35"><text:span text:style-name="T5">Тема</text:span> <text:span text:style-name="T4">7.1</text:span>. <text:span text:style-name="T4">Оценка затрат на разработку АС</text:span><text:span text:style-name="T5"> </text:span></text:p>
      <text:p text:style-name="P54"><text:span text:style-name="T18">Перечень калькуляционных статей для </text:span><text:span text:style-name="T19">ИТ – проектов. Методы оценки для каждой с</text:span><text:span text:style-name="T18">т</text:span><text:span text:style-name="T19">а</text:span><text:span text:style-name="T18">т</text:span><text:span text:style-name="T19">ьи.</text:span></text:p>
      <text:p text:style-name="P35"><text:s/><text:span text:style-name="T5">Тема</text:span> <text:span text:style-name="T4">7.2</text:span>. Оценка результатов автоматизации </text:p>
      <text:p text:style-name="P54"><text:span text:style-name="T18">Виды эффекта: прямой и косвенный эффект. Показатели эффективности: трудовые, стоимостные. Источники эффекта на разных стадиях проектирования. Методы оценки эффективности от внедрения ИС. Эффективность коммерческих ИТ-проектов. </text:span></text:p>
      <text:p text:style-name="P54"><text:span text:style-name="T18"><text:s/></text:span></text:p>
      <text:p text:style-name="P58"/>
      <text:p text:style-name="P17">4.2. Перечень лабораторных работ</text:p>
      <text:list xml:id="list7761021723702664894" text:style-name="WWNum8">
        <text:list-item>
          <text:p text:style-name="P57"><text:span text:style-name="T8">Лабораторная работа №1.</text:span><text:span text:style-name="T9">. Планирование и управление <text:s/>проектами по разработке информационной системы </text:span></text:p>
        </text:list-item>
        <text:list-item>
          <text:p text:style-name="P57"><text:span text:style-name="T9">Лабораторная работа №2.. Оценка затрат на разработку АС</text:span></text:p>
        </text:list-item>
        <text:list-item>
          <text:p text:style-name="P57"><text:span text:style-name="T9"><text:s/>Лабораторная работа №3. Оценка эффекта от внедрения информационных систем</text:span></text:p>
        </text:list-item>
      </text:list>
      <text:p text:style-name="P17">4.3. Перечень практических (семинарских) <text:s/>занятий</text:p>
      <text:p text:style-name="P17">Не предусмотрено</text:p>
      <text:p text:style-name="P17"><text:soft-page-break/>4.4. Перечень заданий по <text:s/>самостоятельной работе студентов (включая курсовой проект, курсовую работу)</text:p>
      <text:p text:style-name="P37"><text:span text:style-name="T1">1. </text:span>Подготовка к лабораторным работам;</text:p>
      <text:p text:style-name="P37">2. Подготовка к зачёту;</text:p>
      <text:p text:style-name="P37">3. Создание расчетных моделей;</text:p>
      <text:p text:style-name="P37">4. Проработка отдельных разделов теоретического курса;</text:p>
      <text:p text:style-name="P37">5. Оформление отчетов по лабораторным работам; </text:p>
      <text:p text:style-name="P29">6. Подготовка к сдаче и защите отчетов.</text:p>
      <text:p text:style-name="P30"/>
      <text:list xml:id="list1847095699781088957" text:style-name="WWNum1">
        <text:list-item>
          <text:p text:style-name="P42"><text:span text:style-name="T4">Образовательные технологии, применяемые для реализации программы. </text:span></text:p>
        </text:list-item>
      </text:list>
      <text:p text:style-name="P44">При реализации данной программы применяются инновационные технологии обучения, активные и интерактивные формы проведения занятий, указанные в таблице 2. </text:p>
      <text:p text:style-name="P45">Таблица 2 - <text:s/>Применяемые образовательные технологии <text:s/></text:p>
      <text:p text:style-name="P46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2.1">
          <table:table-cell table:style-name="Table2.A1" office:value-type="string">
            <text:p text:style-name="P23">Технологии</text:p>
          </table:table-cell>
          <table:table-cell table:style-name="Table2.A1" table:number-columns-spanned="3" office:value-type="string">
            <text:p text:style-name="P8">Виды занятий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Лекции</text:p>
          </table:table-cell>
          <table:table-cell table:style-name="Table2.A1" office:value-type="string">
            <text:p text:style-name="P23">Лаб. раб.</text:p>
          </table:table-cell>
          <table:table-cell table:style-name="Table2.A1" office:value-type="string">
            <text:p text:style-name="P23">СРС</text:p>
          </table:table-cell>
        </table:table-row>
        <table:table-row table:style-name="Table2.1">
          <table:table-cell table:style-name="Table2.A1" office:value-type="string">
            <text:p text:style-name="P23">Презентации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1</text:p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14">Интерактивные лекции<text:span text:style-name="T13"> </text:span>(применение слайд-материалов с последующей дискуссией по теме лекции;</text:p>
          </table:table-cell>
          <table:table-cell table:style-name="Table2.A1" office:value-type="string">
            <text:p text:style-name="P23">2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>Виртуальное моделирование (разработка моделей реально существующих объектов)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1</text:p>
          </table:table-cell>
          <table:table-cell table:style-name="Table2.A1" office:value-type="string">
            <text:p text:style-name="P23">5</text:p>
          </table:table-cell>
        </table:table-row>
        <table:table-row table:style-name="Table2.1">
          <table:table-cell table:style-name="Table2.A1" office:value-type="string">
            <text:p text:style-name="P23">Работа в команде <text:s/>(групповая разработка моделей, взаимная проверка студентами)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2</text:p>
          </table:table-cell>
          <table:table-cell table:style-name="Table2.A1" office:value-type="string">
            <text:p text:style-name="P23">5</text:p>
          </table:table-cell>
        </table:table-row>
        <table:table-row table:style-name="Table2.1">
          <table:table-cell table:style-name="Table2.A1" office:value-type="string">
            <text:p text:style-name="P23">Проблемное обучение</text:p>
          </table:table-cell>
          <table:table-cell table:style-name="Table2.A1" office:value-type="string">
            <text:p text:style-name="P23">2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>Проектный метод (работа организуется в виде проекта, задаются этапы и сроки разработки 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2</text:p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>Исследовательский метод 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10</text:p>
          </table:table-cell>
        </table:table-row>
      </table:table>
      <text:p text:style-name="P21"><text:soft-page-break/></text:p>
      <text:p text:style-name="P21"/>
      <text:list xml:id="list2896848283440447346" text:style-name="WWNum9">
        <text:list-item>
          <text:p text:style-name="P43"><text:span text:style-name="T4">Оценочные средства и технологии </text:span></text:p>
        </text:list-item>
      </text:list>
      <text:p text:style-name="P47"><text:change-start text:change-id="ct95501232"/><text:change-start text:change-id="ct46420608"/>Промежуточное тестирование <text:change-end text:change-id="ct95501232"/><text:change-end text:change-id="ct46420608"/></text:p>
      <text:p text:style-name="P47">Демонстрация расчётов, выполненных в ходе лабораторных занятий<text:change-start text:change-id="ct101772912"/></text:p>
      <text:p text:style-name="P47"><text:change-end text:change-id="ct101772912"/><text:change-start text:change-id="ct103498624"/>Ответы на контрольные вопросы при защите лабораторных работ<text:change-end text:change-id="ct103498624"/><text:change-start text:change-id="ct103560160"/></text:p>
      <text:p text:style-name="P47"><text:change-start text:change-id="ct103736816"/>Экспресс-тестирование на лекции.<text:change-end text:change-id="ct103560160"/><text:change-end text:change-id="ct103736816"/><text:change-start text:change-id="ct94553744"/></text:p>
      <text:p text:style-name="P47"><text:change-end text:change-id="ct94553744"/><text:change-start text:change-id="ct105427376"/><text:change-start text:change-id="ct104710384"/>Зачёт<text:change-end text:change-id="ct105427376"/><text:change-end text:change-id="ct104710384"/><text:change-start text:change-id="ct103217552"/><text:change-start text:change-id="ct101194432"/>.<text:change-end text:change-id="ct103217552"/><text:change-end text:change-id="ct101194432"/><text:change-start text:change-id="ct101196576"/></text:p>
      <text:p text:style-name="P22"><text:change-end text:change-id="ct101196576"/></text:p>
      <text:p text:style-name="P18"><text:span text:style-name="T4">7. Рекомендуемое информационное обеспечение дисциплины</text:span></text:p>
      <text:p text:style-name="P56"><text:bookmark-start text:name="_Toc432060228"/>7.1. Основная литература<text:bookmark-end text:name="_Toc432060228"/></text:p>
      <text:p text:style-name="P47">1. Информационный менеджмент : учебник / Н. М. Абдикеев, В. И. Бондаренко, А. Д. Киселев [и др.]. - Москва : Инфра-М, 2012. - 399,[1] с. : a- ил. - (Серия учебников для программы МВА (Master of Business Administration)</text:p>
      <text:p text:style-name="P47">2. Снедакер Сьюзан Управление IT-проектом, или Как стать полноценным CIO : [пер. с англ.] / С. Снедакер. - Москва : ДМК, 2009. - 615 с. </text:p>
      <text:p text:style-name="P47">3. Куликова Любовь Леонидовна Проектирование информационных систем: лабораторный практикум / Л. Л. Куликова. – Иркутск : ИрГТУ, 2013. – 144 с. : a-ил </text:p>
      <text:p text:style-name="P55">7.2. Дополнительная литература</text:p>
      <text:p text:style-name="P49">1. Управление проектами : пер. с англ. / Дж. К. Пинто [и др.]. - СПб. : Питер, 2004. - 463 с. : a-ил. - (Теория и практика менеджмента </text:p>
      <text:p text:style-name="P49">2. Экономическая оценка инвестиций : пособие / В. Е. Есипов [и др.]. - СПб. : Вектор, 2006. - 287 с. : a-ил</text:p>
      <text:p text:style-name="P48">3. Романова Мария Вячеславовна Управление проектами : учебное пособие по дисциплине специализации специальности "Менеджмент организации" / М. В. Романова. - Москва : Форум, 2014. - 253 с. : a-ил. - (Высшее образование)</text:p>
      <text:p text:style-name="P50"/>
      <text:p text:style-name="P15">7.3. Электронные образовательные ресурсы</text:p>
      <text:p text:style-name="P15">Сетевой диск кафедры ВТ</text:p>
      <text:p text:style-name="P15"><text:soft-page-break/>7.4. Ресурсы сети Интернет</text:p>
      <text:p text:style-name="P2"><text:span text:style-name="T6">http//:www.osp.ru</text:span></text:p>
      <text:p text:style-name="P1"><text:span text:style-name="T6">http//:www.cfin.ru</text:span></text:p>
      <text:p text:style-name="P1"><text:span text:style-name="T6">http//:www.ituit.ru</text:span></text:p>
      <text:p text:style-name="P1"><text:span text:style-name="T6">http//:www.finexpert.ru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76cm" fo:margin-bottom="0.176cm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_20_6" style:default-outline-level="7" style:list-style-name="" style:class="text">
      <style:paragraph-properties fo:margin-left="3.881cm" fo:margin-right="0cm" fo:margin-top="0.212cm" fo:margin-bottom="0.106cm" loext:contextual-spacing="false" fo:text-align="justify" style:justify-single-word="false" fo:orphans="2" fo:widows="2" fo:text-indent="-0.847cm" style:auto-text-indent="false" fo:keep-with-next="always"/>
      <style:text-properties style:font-name="Times New Roman" fo:font-family="'Times New Roman'" style:font-family-generic="roman" style:font-pitch="variable" fo:font-size="12pt" style:letter-kerning="true" style:font-size-asian="12pt" style:font-size-complex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 fo:orphans="2" fo:widows="2"/>
      <style:text-properties style:rfc-language-tag="x-none" style:rfc-language-tag-asian="x-none"/>
    </style:style>
    <style:style style:name="kr_5f_обычный" style:display-name="kr_обычный" style:family="paragraph" style:parent-style-name="Standard" style:default-outline-level="">
      <style:paragraph-properties fo:margin-left="0cm" fo:margin-right="0cm" fo:margin-top="0cm" fo:margin-bottom="0cm" loext:contextual-spacing="true" fo:text-align="justify" style:justify-single-word="false" fo:orphans="2" fo:widows="2" fo:text-indent="1.27cm" style:auto-text-indent="false"/>
      <style:text-properties style:language-asian="en" style:country-asian="US" style:language-complex="en" style:country-complex="U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76cm" fo:margin-bottom="0.353cm" loext:contextual-spacing="false" fo:line-height="115%" fo:orphans="2" fo:widows="2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Основной_20_текст_20_с_20_отступом_20_21" style:display-name="Основной текст с отступом 21" style:family="paragraph" style:parent-style-name="Standard" style:default-outline-level="">
      <style:paragraph-properties fo:margin-left="0cm" fo:margin-right="0cm" fo:text-align="justify" style:justify-single-word="false" fo:orphans="2" fo:widows="2" fo:text-indent="1.251cm" style:auto-text-indent="false"/>
      <style:text-properties fo:font-size="14pt" style:font-size-asian="14pt" style:font-size-complex="14pt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1" style:family="paragraph" style:default-outline-level="">
      <style:paragraph-properties fo:margin-top="0.176cm" fo:margin-bottom="0.176cm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orphans="2" fo:widows="2"/>
    </style:style>
    <style:style style:name="project" style:family="paragraph" style:parent-style-name="Standard" style:default-outline-level="">
      <style:paragraph-properties fo:margin-top="0.494cm" fo:margin-bottom="0.494cm" loext:contextual-spacing="false" fo:orphans="2" fo:widows="2"/>
    </style:style>
    <style:style style:name="caption" style:family="paragraph" style:parent-style-name="Standard" style:default-outline-level="">
      <style:paragraph-properties fo:margin-left="0cm" fo:margin-right="0cm" fo:text-align="center" style:justify-single-word="false" fo:orphans="2" fo:widows="2" fo:text-indent="1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Обычный1" style:family="paragraph" style:default-outline-level="">
      <style:paragraph-properties fo:margin-top="0.176cm" fo:margin-bottom="0.176cm" loext:contextual-spacing="false" fo:text-align="start" style:justify-single-word="false" fo:orphans="2" fo:widows="2" style:writing-mode="lr-tb"/>
      <style:text-properties fo:font-size="12pt" style:font-size-asian="12pt"/>
    </style:style>
    <style:style style:name="Обычный11" style:family="paragraph" style:default-outline-level="">
      <style:paragraph-properties fo:margin-top="0.176cm" fo:margin-bottom="0.176cm" loext:contextual-spacing="false" fo:text-align="start" style:justify-single-word="false" fo:orphans="2" fo:widows="2" style:writing-mode="lr-tb"/>
      <style:text-properties fo:font-size="12pt" style:font-name-asian="Calibri1" style:font-family-asian="Calibri" style:font-family-generic-asian="system" style:font-pitch-asian="variable" style:font-size-asian="12pt" style:font-size-complex="12pt"/>
    </style:style>
    <style:style style:name="Default_20_Paragraph_20_Font" style:display-name="Default Paragraph Font" style:family="text"/>
    <style:style style:name="Основной_20_текст_20_2_20_Знак" style:display-name="Основной текст 2 Знак" style:family="text">
      <style:text-properties fo:font-size="12pt" style:rfc-language-tag="x-none" style:font-size-asian="12pt" style:rfc-language-tag-asian="x-none" style:font-size-complex="12pt" style:language-complex="ar" style:country-complex="SA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7_20_Знак" style:display-name="Заголовок 7 Знак" style:family="text">
      <style:text-properties fo:font-size="12pt" fo:font-weight="bold" style:letter-kerning="true" style:font-size-asian="12pt" style:font-weight-asian="bold" style:font-size-complex="12pt" style:font-weight-complex="bold"/>
    </style:style>
    <style:style style:name="Заголовок_20_6_20_Знак" style:display-name="Заголовок 6 Знак" style:family="text"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Strong" style:family="text">
      <style:text-properties fo:font-weight="bold" style:font-weight-asian="bol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fo:font-size="12pt" fo:font-weight="normal" style:font-size-asian="12pt" style:font-size-complex="12pt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4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67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46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7.2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4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56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1.0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text:style-name="ListLabel_20_1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text:list-tab-stop-position="3.657cm" fo:text-indent="-0.635cm" fo:margin-left="3.65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927cm" fo:text-indent="-0.635cm" fo:margin-left="4.92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197cm" fo:text-indent="-0.635cm" fo:margin-left="6.197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7.467cm" fo:text-indent="-0.635cm" fo:margin-left="7.46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737cm" fo:text-indent="-0.635cm" fo:margin-left="8.73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007cm" fo:text-indent="-0.635cm" fo:margin-left="10.007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1.277cm" fo:text-indent="-0.635cm" fo:margin-left="11.27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547cm" fo:text-indent="-0.635cm" fo:margin-left="12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387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3.65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92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197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7.46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73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007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1.27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АННОТАЦИЯ</dc:title>
    <meta:initial-creator>user</meta:initial-creator>
    <dc:creator>e</dc:creator>
    <meta:editing-cycles>2</meta:editing-cycles>
    <meta:creation-date>2016-08-28T14:55:00</meta:creation-date>
    <dc:date>2016-08-28T14:55:00</dc:date>
    <meta:editing-duration>P0D</meta:editing-duration>
    <meta:generator>LibreOffice/5.1.5.2$Linux_X86_64 LibreOffice_project/10m0$Build-2</meta:generator>
    <meta:document-statistic meta:table-count="2" meta:image-count="0" meta:object-count="0" meta:page-count="8" meta:paragraph-count="164" meta:word-count="1143" meta:character-count="9442" meta:non-whitespace-character-count="842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